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054" officeooo:paragraph-rsid="001d6054"/>
    </style:style>
    <style:style style:name="P2" style:family="paragraph" style:parent-style-name="Standard">
      <style:text-properties officeooo:rsid="001e97a1" officeooo:paragraph-rsid="001e97a1"/>
    </style:style>
    <style:style style:name="P3" style:family="paragraph" style:parent-style-name="Standard">
      <style:text-properties officeooo:rsid="001fd0e4" officeooo:paragraph-rsid="001fd0e4"/>
    </style:style>
    <style:style style:name="T1" style:family="text">
      <style:text-properties officeooo:rsid="001fd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/>Mathematics for robotics</text:p>
      <text:p text:style-name="P1">2) <text:s/>ubuntu <text:s/>OS</text:p>
      <text:p text:style-name="P1">3) <text:s/>ROS</text:p>
      <text:p text:style-name="P1">4) <text:s/>Conda environment</text:p>
      <text:p text:style-name="P1">5) <text:s/>Github</text:p>
      <text:p text:style-name="P1">6) <text:s/>Pyhton <text:s/>&amp; C/C++</text:p>
      <text:p text:style-name="P1">7) <text:s/>Tensor flow</text:p>
      <text:p text:style-name="P1">8) <text:s/>open CV</text:p>
      <text:p text:style-name="P1">9) <text:s/>Gzaeebo (simulator <text:s/>For simulation)</text:p>
      <text:p text:style-name="P1">10) <text:s/>ROS’2</text:p>
      <text:p text:style-name="P2">11) Projects</text:p>
      <text:p text:style-name="P2">12) Projects on different domains <text:s/>(control,machine learning, task planning <text:s/>etc) </text:p>
      <text:p text:style-name="P2">13) now evaluate yourself (what your interest ) </text:p>
      <text:p text:style-name="P2">14) <text:s/>then do <text:s/>more project <text:s/>according to <text:s/>your niche</text:p>
      <text:p text:style-name="P2">15) <text:s/><text:span text:style-name="T1">prepare <text:s/>CV <text:s/>(novo resume.com )</text:span></text:p>
      <text:p text:style-name="P3">16) top question for interview be prepare for that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1:52:26.198225087</meta:creation-date>
    <dc:date>2024-07-17T12:22:07.789697837</dc:date>
    <meta:editing-duration>PT7M44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16" meta:word-count="75" meta:character-count="454" meta:non-whitespace-character-count="371"/>
  </office:meta>
</office:document-meta>
</file>